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rsid="001d9921" officeooo:paragraph-rsid="001d9921" style:font-size-asian="10pt" style:font-size-complex="10pt"/>
    </style:style>
    <style:style style:name="P4" style:family="paragraph" style:parent-style-name="Standard">
      <style:text-properties fo:font-size="10pt" fo:background-color="#dde8cb" style:font-size-asian="10pt" style:font-size-complex="10pt"/>
    </style:style>
    <style:style style:name="P5" style:family="paragraph" style:parent-style-name="Standard">
      <style:text-properties fo:font-size="10pt" fo:background-color="#ffdbb6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fo:background-color="#dde8cb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background-color="#ffaa95" style:font-size-asian="10pt" style:font-size-complex="10pt"/>
    </style:style>
    <style:style style:name="P9" style:family="paragraph" style:parent-style-name="Standard">
      <style:text-properties fo:color="#000000" loext:opacity="100%" fo:font-size="10pt" fo:background-color="#dde8cb" style:font-size-asian="10pt" style:font-size-complex="10pt"/>
    </style:style>
    <style:style style:name="T1" style:family="text">
      <style:text-properties fo:background-color="#ffdbb6" loext:char-shading-value="0"/>
    </style:style>
    <style:style style:name="T2" style:family="text">
      <style:text-properties fo:background-color="#ffdbb6" loext:char-shading-value="0"/>
    </style:style>
    <style:style style:name="T3" style:family="text">
      <style:text-properties officeooo:rsid="0020fa57"/>
    </style:style>
    <style:style style:name="T4" style:family="text">
      <style:text-properties fo:background-color="#dde8cb" loext:char-shading-value="0"/>
    </style:style>
    <style:style style:name="T5" style:family="text">
      <style:text-properties fo:background-color="#dde8cb" loext:char-shading-value="0"/>
    </style:style>
    <style:style style:name="T6" style:family="text">
      <style:text-properties fo:background-color="#ffa6a6" loext:char-shading-value="0"/>
    </style:style>
    <style:style style:name="T7" style:family="text">
      <style:text-properties fo:background-color="#ffa6a6" loext:char-shading-value="0"/>
    </style:style>
    <style:style style:name="T8" style:family="text">
      <style:text-properties officeooo:rsid="0022326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fo:background-color="#ffa6a6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1 <text:s/>2º TRIMESTRE <text:s/>- <text:s/>H L C</text:p>
      <text:p text:style-name="Standard">___________________________________</text:p>
      <text:p text:style-name="Standard"/>
      <text:p text:style-name="Standard"/>
      <text:p text:style-name="Standard"/>
      <text:p text:style-name="P1">DESARROLLO DE UN SITIO WEB / WebApp con distintas páginas PHP/HTML, una Base de Datos (BBDD), usuarios, suscripciones, etc.</text:p>
      <text:p text:style-name="Standard"/>
      <text:p text:style-name="Standard"/>
      <text:p text:style-name="P2">1. Crear una BBDD sobre MI SITIO WEB que gestione operaciones contra la BBDD, que incluirá las siguientes entidades y relaciones: (1,5 ptos.)</text:p>
      <text:p text:style-name="P2"><text:s text:c="3"/>-USUARIO &gt;&gt; Persona registrada en mi sitio web. Debe guardar la información de la lista del apartado 3.</text:p>
      <text:p text:style-name="P2"><text:s text:c="3"/>-PAGINA &gt;&gt; Información sobre las páginas de mi sitio web. Campos: idPagina, rutaArchivoPagina, descripcion.</text:p>
      <text:p text:style-name="P2"><text:s text:c="3"/>-VISITA &gt;&gt; Relación gentre cada usuario y las páginas que visita en cada momento. Campos: fkUsusario, fkPagina, fehcaVisita, horaVisita.</text:p>
      <text:p text:style-name="P2"><text:s text:c="3"/>-SUSCRIPCION: Los distintos tipos de vinculación entre usuario y sitio web. Cada usuario solo apunta a un tipo de suscripción en cada momento.</text:p>
      <text:p text:style-name="P3"/>
      <text:p text:style-name="P2"><text:s text:c="11"/>- Figura del ERD - </text:p>
      <text:p text:style-name="P2"/>
      <text:p text:style-name="P2">2. En concreto, debe haber al menos las siguientes páginas/archivos <text:s/>PHP/HTML y/o PHP: (2 ptos.)</text:p>
      <text:p text:style-name="P2"/>
      <text:p text:style-name="P9"><text:s text:c="3"/>a) Página de control de tiempo de sesión expirada: tiempo_sesion.php. Gestiona y controla si la sesión ha expirado tras T minutos de inactividad del </text:p>
      <text:p text:style-name="P9">usuario en el sitio web, de modo que si <text:s/>Hora actual - Hora ultima acción &gt; T , entonces hay que cerrar automáticamente la sesión. Hora ultima acción</text:p>
      <text:p text:style-name="P9">será aquella en que se clickeó un link o se visito mediante URL una página de nuestro sitio web por última vez. </text:p>
      <text:p text:style-name="P2"/>
      <text:p text:style-name="P2"><text:s/><text:span text:style-name="T2"><text:s text:c="2"/>b) Página de registro/modificación de datos de usuarios: altamodif.php. Por eficiencia es recomendable usar el mismo <text:s text:c="2"/>archivo php para registro de nuevo usuario y modificación de datos del mismo. Véase también el apartado 3.</text:span></text:p>
      <text:p text:style-name="P2"/>
      <text:p text:style-name="P9"><text:s text:c="3"/>c) Página de formulario de inicio de sesión / login de usuarios (login.php): Véase el apartado 4.</text:p>
      <text:p text:style-name="P2"/>
      <text:p text:style-name="P6"><text:s text:c="2"/><text:span text:style-name="T2"><text:s/>d) Página de inicio/bienvenida (operativa solo con sesión iniciada): inicio.php o index.php.</text:span></text:p>
      <text:p text:style-name="P2"/>
      <text:p text:style-name="P6"><text:s/><text:span text:style-name="T5"><text:s text:c="2"/>e) Página de Contacto / Quiénes somos, accesible y operativa con o sin sesión iniciada (about.php): debe mostrar datos genéricos (no proceden de la BBDD) </text:span></text:p>
      <text:p text:style-name="P7"><text:s text:c="6"/>como nombre de la entidad, dirección, teléfomo y email, e incluir un mapa de localización incrustado (podéis usar el que os resulte más cómodo).</text:p>
      <text:p text:style-name="P2"/>
      <text:p text:style-name="P5"><text:s/><text:span text:style-name="T9"><text:s text:c="2"/>f) Página de INDETERMINADA (operativa solo con sesión iniciada): tercera.php. Página con temática y contenido de tu libre elección.</text:span></text:p>
      <text:p text:style-name="P2"/>
      <text:p text:style-name="P2"><text:s text:c="2"/><text:span text:style-name="T5"><text:s/>g) conexion.php: contendrá código PHP para crear, gestionar y usar la conexion a la BBDD.</text:span></text:p>
      <text:p text:style-name="P2"/>
      <text:p text:style-name="P2"/>
      <text:p text:style-name="P2"><text:s text:c="11"/>- Figuras con capturas de las páginas - </text:p>
      <text:p text:style-name="P2"/>
      <text:p text:style-name="P2"><text:s text:c="3"/>Las páginas de d, e y f deben mostrar una especie de barra de navegación (en la parte del encabezado, que muestre el nombre del user logueado y </text:p>
      <text:p text:style-name="P2"><text:s text:c="3"/>u<text:span text:style-name="T7">na miniatura de su avatar,</text:span> y todo su código en navbar.php) con links que permitan ir a los siguientes: <text:s/></text:p>
      <text:p text:style-name="P2"><text:s text:c="3"/>-Página del apartado b en modo modificación.</text:p>
      <text:p text:style-name="P2"><text:s text:c="3"/>-Página del apartado d.</text:p>
      <text:p text:style-name="P2"><text:s text:c="3"/>-Página del apartado e: cuando estemos fuera de sesión basta con poner un link o botón que nos lleve a about.php.</text:p>
      <text:p text:style-name="P2"><text:s text:c="3"/>-Página del apartado f.</text:p>
      <text:p text:style-name="P2"><text:s text:c="3"/>-Página de cierre de sesión: al cerrar sesión manual o automáticamente, debe hacerse redirección a la página de a.</text:p>
      <text:p text:style-name="P2"/>
      <text:p text:style-name="P2"/>
      <text:p text:style-name="P5">3. Crear un formulario de registro de usuario (reutilizando el mismo para editar sus datos), que filtre y valide los datos introducidos y los vuelque </text:p>
      <text:p text:style-name="P5"><text:s text:c="3"/>sobre la BBDD: (1,5 ptos.)</text:p>
      <text:p text:style-name="P5"><text:soft-page-break/><text:s text:c="3"/>-Nombre: mínimo 10 caracteres alfabéticos. Necesario en el login.</text:p>
      <text:p text:style-name="P5"><text:s text:c="3"/>-Username: Mínimo 8 caracteres alfanuméricos, el 1º solo puede ser una letra. Necesaria en el login. </text:p>
      <text:p text:style-name="P5"><text:s text:c="3"/>-Password: Mínimo 8 caracteres alfanuméricos/especiales. Al menos una letra mayúscula y un número.</text:p>
      <text:p text:style-name="P5"><text:s text:c="3"/>-Sexo: con raddio button.</text:p>
      <text:p text:style-name="P5"><text:s text:c="3"/>-Fecha Nacimiento: Solo registro permitido a usuarios con al menos 16 años.</text:p>
      <text:p text:style-name="P5"><text:s text:c="3"/>-Foto/avatar: Posibilidad de que el usuario suba un archivo de tipo imagen (.jpg, .gif o .png). Si no lo hace, se le asigna uno por defecto según su sexo. </text:p>
      <text:p text:style-name="P5"><text:s text:c="4"/>En el campo usuario.avatar de la BBDD se puede guardar:</text:p>
      <text:p text:style-name="P5"><text:tab/>· [a] El archivo de imagen mediante un tipo BLOB o similar (esto da más puntos que la opción [b]).</text:p>
      <text:p text:style-name="P5"><text:tab/>· [b] o bien un string con la ruta del directorio virtual del Webserver (donde está ubicado el archivo) + nombre del archivo .</text:p>
      <text:p text:style-name="P2"><text:s text:c="3"/></text:p>
      <text:p text:style-name="P2"><text:s text:c="11"/>- Figura con captura de form de ejemplo medio relleno -</text:p>
      <text:p text:style-name="P2"/>
      <text:p text:style-name="P4">4. Al hacer LOGIN de USUARIO en login.php, hay que FILTRAR y VALIDAR los DATOS introducidos (username y password) contra la BBDD para poder abrir sesión en la WebApp.</text:p>
      <text:p text:style-name="P4"><text:s text:c="3"/>Si algún dato no concordase con la información del usuario en la BBDD, mostrar el correspondiente MENSAJE de ERROR y bloquear el acesso tras 3 intentos fallidos. </text:p>
      <text:p text:style-name="P4"><text:s text:c="3"/>(1 pto.)</text:p>
      <text:p text:style-name="P2"><text:s text:c="3"/><text:span text:style-name="T3">Esto no funcionaba bien y lo he solucionado y ahora ti</text:span><text:span text:style-name="T8">e</text:span><text:span text:style-name="T3">nes que iniciar sesión en 3 intentos si no, no te deja</text:span></text:p>
      <text:p text:style-name="P2"/>
      <text:p text:style-name="P2"/>
      <text:p text:style-name="P2"><text:s text:c="11"/>- Figura con capturas de login erróneo y contaje de intentos fallidos -</text:p>
      <text:p text:style-name="P2"/>
      <text:p text:style-name="P4"><text:s text:c="3"/>Además, idear/usar al menos un MECANISMO de SEGURIDAD adicional que refuerce el procedimiento de validación de usuario + contraseña. Por ejemplo: captcha, </text:p>
      <text:p text:style-name="P4"><text:s text:c="3"/>exclusión por rango de direcciones IP con permiso, u otra que te parezca más adecuada. También hay que tener en cuenta de que no se debería poder </text:p>
      <text:p text:style-name="P4"><text:s text:c="3"/>visualizar las páginas de d, e ni f si las navegas directamente sin loguearte primero. (1 pto.)</text:p>
      <text:p text:style-name="P2"/>
      <text:p text:style-name="P4">5. Una vez dentro de la WebApp, gestionar la SESSION: hacer cierre automáticamente tras T minutos de inactividad (informando de ello al usuario al realizar cualquier </text:p>
      <text:p text:style-name="P4"><text:s text:c="3"/>acción) usando <text:s/>y permitir cerrar sesión manualmente. Además, es necesario comprobar previamente si la sesión sigue activa antes de realizar cualquier acción y, si no</text:p>
      <text:p text:style-name="P4"><text:s text:c="3"/>lo está, debe redireccionar directamente a la página de entrada. (1 pto.)</text:p>
      <text:p text:style-name="P2"/>
      <text:p text:style-name="P8">6. Mientras la la sesion esté activa, registrar mediante COOKIES: <text:s/>(1 pto.)</text:p>
      <text:p text:style-name="P8"><text:s text:c="3"/>- La página (de entre la d, e y f) que el usuario visita, de modo que cuando vuelva a iniciar sesión de nuevo se le lleve directamente a la página que figura </text:p>
      <text:p text:style-name="P8"><text:s text:c="5"/>en las cookies (la ultima que visitó justo antes de cerrar sesión).</text:p>
      <text:p text:style-name="P8"><text:s text:c="3"/>- La fecha y hora en que ocurrió el último cierre de sesión (manual o automático), de modo que cuando vuelva a iniciar sesión de nuevo se muestre al usuario </text:p>
      <text:p text:style-name="P8"><text:s text:c="5"/>la fecha y hora en que tuvo lugar su último acceso.</text:p>
      <text:p text:style-name="P2"/>
      <text:p text:style-name="P2">7. Se valorará el grado de reutilización de código para evitar la repetición innecesaria del mismo en base a: </text:p>
      <text:p text:style-name="P2"><text:s text:c="3"/>-Reutilización de una única conexión a BBDD para ejecutar sentencias SQL (página del aptdo 2.g) (0,5 ptos.)</text:p>
      <text:p text:style-name="P2"><text:s text:c="3"/>-Cada rutina específica incluida en una función/método que devuelva el tipo de dato y valor que corresponda. (0,5 ptos.)</text:p>
      <text:p text:style-name="P2"><text:s text:c="3"/>-Eficiencia y ahorro de código al usar funciones predefinidas en PHP. (0,5 ptos.)</text:p>
      <text:p text:style-name="P2"/>
      <text:p text:style-name="P2"><text:s text:c="3"/>También hay que evitar los mensajes por errores en la ejecución: sintaxis de código PHP, nulos, fallos por mala sintaxis o errores de integridad referencial de </text:p>
      <text:p text:style-name="P2"><text:s text:c="3"/>las setencias SQL, error por invocación de <text:s/>header("location:archivo.php") <text:s/>después de declarar la etiqueta &lt;html&gt;, et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7T20:32:00.089000000</meta:creation-date>
    <dc:date>2024-02-18T04:52:34.119000000</dc:date>
    <meta:editing-duration>PT42S</meta:editing-duration>
    <meta:editing-cycles>1</meta:editing-cycles>
    <meta:document-statistic meta:table-count="0" meta:image-count="0" meta:object-count="0" meta:page-count="2" meta:paragraph-count="63" meta:word-count="1081" meta:character-count="6625" meta:non-whitespace-character-count="5387"/>
    <meta:generator>LibreOffice/7.5.2.2$Windows_X86_64 LibreOffice_project/53bb9681a964705cf672590721dbc85eb4d0c3a2</meta:generator>
  </office:meta>
</office:document-meta>
</file>